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fo:font-weight="normal" officeooo:paragraph-rsid="0037e94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bold" officeooo:paragraph-rsid="0037e94c" style:font-size-asian="12pt" style:font-weight-asian="bold" style:font-size-complex="12pt" style:font-weight-complex="bold"/>
    </style:style>
    <style:style style:name="P4" style:family="paragraph" style:parent-style-name="Standard" style:master-page-name="">
      <loext:graphic-properties draw:fill="none"/>
      <style:paragraph-properties fo:margin-left="0cm" fo:margin-right="0.801cm" fo:text-indent="0cm" style:auto-text-indent="false" style:page-number="auto" fo:background-color="transparent"/>
      <style:text-properties fo:color="#000000" style:font-name="Calibri" fo:font-size="11pt" officeooo:paragraph-rsid="0037e94c" style:font-size-asian="11pt" style:font-size-complex="11pt"/>
    </style:style>
    <style:style style:name="P5" style:family="paragraph" style:parent-style-name="Footnote">
      <style:paragraph-properties fo:margin-left="0cm" fo:margin-right="0cm" fo:text-indent="0cm" style:auto-text-indent="false"/>
      <style:text-properties style:font-name="Calibri" fo:font-size="11pt" style:font-size-asian="11pt" style:font-size-complex="11pt"/>
    </style:style>
    <style:style style:name="P6" style:family="paragraph" style:parent-style-name="Standard">
      <style:paragraph-properties fo:text-align="center" style:justify-single-word="false"/>
      <style:text-properties style:font-name="Calibri" fo:font-size="25pt" fo:font-weight="bold" style:font-size-asian="25pt" style:font-weight-asian="bold" style:font-weight-complex="bold"/>
    </style:style>
    <style:style style:name="P7" style:family="paragraph" style:parent-style-name="Standard">
      <style:paragraph-properties fo:text-align="center" style:justify-single-word="false"/>
      <style:text-properties fo:color="#333333" style:font-name="Arial" fo:font-size="18pt" fo:font-weight="bold" officeooo:paragraph-rsid="0042dd6e" style:font-size-asian="18pt" style:font-weight-asian="bold" style:font-size-complex="18pt" style:font-weight-complex="bold"/>
    </style:style>
    <style:style style:name="P8" style:family="paragraph" style:parent-style-name="Standard" style:master-page-name="Converted12">
      <style:paragraph-properties fo:line-height="100%" style:page-number="auto"/>
      <style:text-properties fo:font-size="12pt" style:font-size-asian="12pt" style:font-size-complex="12pt"/>
    </style:style>
    <style:style style:name="P9" style:family="paragraph" style:parent-style-name="Standard" style:list-style-name="L1">
      <style:paragraph-properties fo:margin-top="0.423cm" fo:margin-bottom="0cm" loext:contextual-spacing="false" fo:line-height="100%" fo:text-align="start" style:justify-single-word="false"/>
      <style:text-properties style:font-name="Calibri" fo:font-size="12pt" fo:font-weight="normal" officeooo:paragraph-rsid="003983b8" style:font-size-asian="12pt" style:font-weight-asian="normal" style:font-size-complex="12pt" style:font-weight-complex="normal"/>
    </style:style>
    <style:style style:name="P10" style:family="paragraph" style:parent-style-name="Standard" style:master-page-name="Converted16">
      <style:paragraph-properties fo:line-height="100%" style:page-number="auto"/>
      <style:text-properties style:font-name="Calibri" fo:font-size="11pt" officeooo:paragraph-rsid="003ea87d" style:font-size-asian="11pt" style:font-size-complex="11pt"/>
    </style:style>
    <style:style style:name="T1" style:family="text">
      <style:text-properties fo:language="de" fo:country="DE" officeooo:rsid="00016f3f"/>
    </style:style>
    <style:style style:name="T2" style:family="text">
      <style:text-properties fo:language="de" fo:country="DE" fo:font-weight="normal" officeooo:rsid="00016f3f" style:font-weight-asian="normal" style:font-weight-complex="normal"/>
    </style:style>
    <style:style style:name="T3" style:family="text">
      <style:text-properties style:font-name="Calibri" fo:font-size="11pt" style:font-size-asian="11pt" style:font-size-complex="11pt"/>
    </style:style>
    <style:style style:name="T4" style:family="text">
      <style:text-properties style:text-position="super 58%"/>
    </style:style>
    <style:style style:name="T5" style:family="text">
      <style:text-properties officeooo:rsid="003ab6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Thesen zur Bachelorarbeit</text:p>
      <text:p text:style-name="P6"/>
      <text:p text:style-name="P7">Multimodale Datenakquisition, Veredelung und Visualisierung nationaler Wissenschaftsinstitutionen</text:p>
      <text:p text:style-name="P6"/>
      <text:p text:style-name="P1">Die CORDIS-Datenbank<text:note text:id="ftn1" text:note-class="footnote"><text:note-citation>1</text:note-citation><text:note-body><text:p text:style-name="P4"><text:span text:style-name="T2"><text:s/>CORDIS Europäische Kommission: </text:span><text:span text:style-name="T1">Community Research and Development Information Service</text:span></text:p></text:note-body></text:note> enthält alle Datensätze zu Forschungsprojekten sucht. Die Datensätzen beziehen sich auf Projekte und Organisationen in unterschiedlichenZeiträumen. Der für diese Arbeit erforderliche Datensatz findet sich im <text:s/>Rahmenprogramm „Horizont 2020“ für Forschung und Innovation von 2014 bis 2020. Dieser Datensatz enthält viele unterschiedliche Date.</text:p>
      <text:p text:style-name="P2">Die Datei 'H2020-Projekte' enthält die Informationen zu öffentlichen Zuschüssen für jedes Projekt.</text:p>
      <text:p text:style-name="P2">Die Datei 'H2020 Organisationen', die enthält die Organisationen, die von der Europäischen Union im Rahmen des Rahmenprogramms „Horizont 2020“ für Forschung und Innovation von 2014 bis 2020 finanziert werden. Die Datei enthält wichtige Informationen über die Organisationen. Die Daten sind im CSV-Format.</text:p>
      <text:p text:style-name="P2"/>
      <text:p text:style-name="P2"/>
      <text:p text:style-name="P3">Arbeitsprozess:</text:p>
      <text:list xml:id="list1047820022" text:style-name="L1">
        <text:list-item>
          <text:p text:style-name="P9">Sparql Protocol And Rdf Query Language (SPARQL) ist Abfragesprache für RDF<text:note text:id="ftn2" text:note-class="footnote"><text:note-citation>2</text:note-citation><text:note-body><text:p text:style-name="P5"><text:s/><text:span text:style-name="T5">RDF: </text:span>Resource Description Framework</text:p></text:note-body></text:note>. Um nach dem richtigen Datensatz zu suchen, werden spezielle Techniken wie SPARQL<text:span text:style-name="T4"><text:note text:id="ftn3" text:note-class="footnote"><text:note-citation>3</text:note-citation><text:note-body><text:p text:style-name="P8"><text:s/><text:span text:style-name="T3">SPARQL Query Language for RDF: https://www.w3.org/TR/rdf-sparql-query/</text:span></text:p></text:note-body></text:note></text:span> verwendet.</text:p>
        </text:list-item>
        <text:list-item>
          <text:p text:style-name="P9">Die Daten werden vom CSV-Format in das XML / RDF-Format konvertiert.</text:p>
        </text:list-item>
        <text:list-item>
          <text:p text:style-name="P9">Die RDFLIB-Bibliothek<text:note text:id="ftn4" text:note-class="footnote"><text:note-citation>4</text:note-citation><text:note-body><text:p text:style-name="P10"><text:s/>RDFLIB ist ein RDF-JavaScript-Bibliothek, <text:s/>kann auch mit anderen Sprachen wie Python verwendet werden.</text:p></text:note-body></text:note> bietet die Möglichkeit, RDF-Daten in einem Wissensgraph-Speicher zu speichern. Die Daten werden im Wissensgraph-Speicher gespeichert.</text:p>
        </text:list-item>
        <text:list-item>
          <text:p text:style-name="P9">Nach der Speicherung der Daten mithilfe von RDFLib wird JSON-LD<text:note text:id="ftn5" text:note-class="footnote"><text:note-citation>5</text:note-citation><text:note-body><text:p text:style-name="P5"><text:s/>JSON-LD ist ein leichtes Linked Data-Format. Menschen können leicht lesen und schreiben. Es basiert auf dem bereits erfolgreichen JSON-Format.</text:p></text:note-body></text:note> (JavaScript Object Notation for Linked Data) benutzt um zur Visualisierung zu gelangen.</text:p>
        </text:list-item>
        <text:list-item>
          <text:p text:style-name="P9">Daten werden auf verschiedene Arten visualisiert werden. In dieser Arbeit wird die bekannte Bibliothek Vega<text:note text:id="ftn6" text:note-class="footnote"><text:note-citation>6</text:note-citation><text:note-body><text:p text:style-name="P5"><text:s/>Vega ist eine Javascript-Bibliothek, die interaktive Grafiken bietet.</text:p></text:note-body></text:note> eingesetzt, da sie ein Vielzahl an Visualisierungsmöglichkeiten bietet.</text:p>
        </text:list-item>
        <text:list-item>
          <text:p text:style-name="P9">Nach alle Implementierungsschritte beschriebt werden, welche für die Zielerreichung nötig sind, werden die Ergebnisse im Detail untersucht und beurtei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NimbusRomNo9L-Regu" svg:font-family="NimbusRomNo9L-Reg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2"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22:16:39.840000000</meta:creation-date>
    <dc:date>2020-07-01T05:36:30.495000000</dc:date>
    <meta:editing-duration>PT11M5S</meta:editing-duration>
    <meta:editing-cycles>3</meta:editing-cycles>
    <meta:generator>LibreOffice/6.2.7.1$Windows_X86_64 LibreOffice_project/23edc44b61b830b7d749943e020e96f5a7df63bf</meta:generator>
    <meta:document-statistic meta:table-count="0" meta:image-count="0" meta:object-count="0" meta:page-count="1" meta:paragraph-count="18" meta:word-count="290" meta:character-count="2301" meta:non-whitespace-character-count="2027"/>
  </office:meta>
</office:document-meta>
</file>